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00000" loext:opacity="100%" fo:letter-spacing="normal"/>
    </style:style>
    <style:style style:name="P2" style:family="paragraph" style:parent-style-name="Standard">
      <style:paragraph-properties fo:margin-left="0cm" fo:margin-right="0cm" fo:orphans="2" fo:widows="2" fo:text-indent="0cm" style:auto-text-indent="false"/>
      <style:text-properties fo:font-variant="normal" fo:text-transform="none" fo:color="#000000" loext:opacity="100%" fo:letter-spacing="normal" fo:background-color="#ffff00"/>
    </style:style>
    <style:style style:name="P3" style:family="paragraph" style:parent-style-name="Standard">
      <style:paragraph-properties fo:margin-left="0cm" fo:margin-right="0cm" fo:orphans="2" fo:widows="2" fo:text-indent="0cm" style:auto-text-indent="false"/>
      <style:text-properties fo:font-variant="normal" fo:text-transform="none" fo:color="#c9211e" loext:opacity="100%" fo:letter-spacing="normal"/>
    </style:style>
    <style:style style:name="T1" style:family="text">
      <style:text-properties style:font-name="Helvetica Neue" fo:font-size="10.5pt" fo:font-style="normal" fo:font-weight="normal"/>
    </style:style>
    <style:style style:name="T2" style:family="text">
      <style:text-properties style:font-name="Helvetica Neue" fo:font-size="10.5pt" fo:font-style="normal" fo:font-weight="normal" fo:background-color="#ffff00" loext:char-shading-value="0"/>
    </style:style>
    <style:style style:name="T3" style:family="text">
      <style:text-properties style:font-name="Helvetica Neue" fo:font-size="10.5pt" fo:font-style="normal" fo:font-weight="normal" fo:background-color="#ffff00" loext:char-shading-value="0"/>
    </style:style>
    <style:style style:name="T4" style:family="text">
      <style:text-properties style:font-name="Helvetica Neue" fo:font-size="10.5pt" fo:font-style="normal" fo:font-weight="normal"/>
    </style:style>
    <style:style style:name="T5" style:family="text">
      <style:text-properties fo:background-color="#ffff00" loext:char-shading-value="0"/>
    </style:style>
    <style:style style:name="T6" style:family="text">
      <style:text-properties fo:background-color="#ffff00" loext:char-shading-value="0"/>
    </style:style>
    <style:style style:name="T7" style:family="text">
      <style:text-properties fo:color="#c9211e"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pan text:style-name="T1">Dispositivos de Entrada e Saída e Barramentos</text:span></text:p>
      <text:p text:style-name="P1"><text:span text:style-name="T1"/></text:p>
      <text:p text:style-name="P1"><text:span text:style-name="T1">TESTE REALIZADO</text:span></text:p>
      <text:p text:style-name="P1"><text:span text:style-name="T1"/></text:p>
      <text:p text:style-name="P1"><text:span text:style-name="T1"><text:s/></text:span></text:p>
      <text:p text:style-name="P2"><text:span text:style-name="T1">Questão1 <text:s/></text:span></text:p>
      <text:p text:style-name="P1"><text:span text:style-name="T1"><text:s/></text:span></text:p>
      <text:p text:style-name="P1"><text:span text:style-name="T1"><text:s text:c="3"/></text:span></text:p>
      <text:p text:style-name="P1"><text:span text:style-name="T1">Observe a proposição abaixo e complete com a resposta que julgar correta:</text:span></text:p>
      <text:p text:style-name="P1"><text:span text:style-name="T1"/></text:p>
      <text:p text:style-name="P1"><text:span text:style-name="T1"><text:tab/>São exemplos de dispositivos de entrada e saída (E/S) voltados para a comunicação com o usuário: ___________________.</text:span></text:p>
      <text:p text:style-name="P1"><text:span text:style-name="T1"><text:s/></text:span></text:p>
      <text:p text:style-name="P1"><text:span text:style-name="T1">1 - vídeo e barramento.</text:span></text:p>
      <text:p text:style-name="P2"><text:span text:style-name="T1">2 - impressoras e terminais de vídeo.</text:span></text:p>
      <text:p text:style-name="P1"><text:span text:style-name="T1">3 - teclado e memória.</text:span></text:p>
      <text:p text:style-name="P1"><text:span text:style-name="T1">4 - monitor e processador.</text:span></text:p>
      <text:p text:style-name="P1"><text:span text:style-name="T1">5 - mouse e registradores.</text:span></text:p>
      <text:p text:style-name="P1"><text:span text:style-name="T1"><text:s/></text:span></text:p>
      <text:p text:style-name="P2"><text:span text:style-name="T1">Sua resposta: impressoras e terminais de vídeo.</text:span></text:p>
      <text:p text:style-name="P1"><text:span text:style-name="T1">Valor: Resposta Correta</text:span></text:p>
      <text:p text:style-name="P1"><text:span text:style-name="T1">Valor recebido: 10.00</text:span></text:p>
      <text:p text:style-name="P1"><text:span text:style-name="T1"/></text:p>
      <text:p text:style-name="P1"><text:span text:style-name="T1"/></text:p>
      <text:p text:style-name="P1"><text:span text:style-name="T1"><text:s/></text:span></text:p>
      <text:p text:style-name="P1"><text:span text:style-name="T1"><text:s/></text:span></text:p>
      <text:p text:style-name="P2"><text:span text:style-name="T1">Questão2 <text:s/></text:span></text:p>
      <text:p text:style-name="P1"><text:span text:style-name="T1"><text:s/></text:span></text:p>
      <text:p text:style-name="P1"><text:span text:style-name="T1"><text:s text:c="3"/>Observe as proposições abaixo e selecione a que justifica de forma correta o motivo dos periféricos não estarem diretamente conectados ao barramento do sistema. </text:span></text:p>
      <text:p text:style-name="P1"><text:span text:style-name="T1"><text:s/></text:span></text:p>
      <text:p text:style-name="P1"><text:span text:style-name="T1">1 - Na maioria das vezes os periféricos utilizam determinadas palavras e dados similares aos utilizados na máquina (computador) em que estão conectados.</text:span></text:p>
      <text:p text:style-name="P1"><text:span text:style-name="T1">2 - O padrão Serial ATA para HDs está sendo substituído pelo Parallel ATA, pois este tem maior largura de banda.</text:span></text:p>
      <text:p text:style-name="P1"><text:span text:style-name="T1">3 - Na maioria das vezes os periféricos não utilizam tamanhos de palavras e formatos de dados diferentes dos utilizados na máquina (computador) em que estão conectados.</text:span></text:p>
      <text:p text:style-name="P2"><text:span text:style-name="T1">4 - Há uma gama de periféricos, com vários e diferentes mecanismos de operação. Não seria possível incorporar ao processador a lógica necessária para poder controlar dispositivos de vários tipos.</text:span></text:p>
      <text:p text:style-name="P1"><text:span text:style-name="T1">5 - O Universal Serial Bus é o novo barramento interno para comunicação CPU – Memória RAM.</text:span></text:p>
      <text:p text:style-name="P1"><text:span text:style-name="T1"><text:s/></text:span></text:p>
      <text:p text:style-name="P2"><text:span text:style-name="T1">Sua resposta: Há uma gama de periféricos, com vários e diferentes mecanismos de operação. Não seria possível incorporar ao processador a lógica necessária para poder controlar dispositivos de vários tipos.</text:span></text:p>
      <text:p text:style-name="P1"><text:span text:style-name="T1">Valor: Resposta Correta</text:span></text:p>
      <text:p text:style-name="P1"><text:span text:style-name="T1">Valor recebido: 10.00</text:span></text:p>
      <text:p text:style-name="P1"><text:span text:style-name="T1"/></text:p>
      <text:p text:style-name="P1"><text:span text:style-name="T1"/></text:p>
      <text:p text:style-name="P1"><text:span text:style-name="T1"><text:s/></text:span></text:p>
      <text:p text:style-name="P1"><text:span text:style-name="T1"><text:s/></text:span></text:p>
      <text:p text:style-name="P2"><text:span text:style-name="T1">Questão3 <text:s/></text:span></text:p>
      <text:p text:style-name="P1"><text:span text:style-name="T1"><text:s/></text:span></text:p>
      <text:p text:style-name="P1"><text:span text:style-name="T1"><text:s text:c="3"/></text:span></text:p>
      <text:p text:style-name="P1"><text:span text:style-name="T1">Observe a proposição abaixo e complete com a resposta que julgar correta:</text:span></text:p>
      <text:p text:style-name="P1"><text:span text:style-name="T1"/></text:p>
      <text:p text:style-name="P1"><text:span text:style-name="T1">Chama-se de __________________ o dispositivo externo conectado a um módulo de E/S (entrada e saída).</text:span></text:p>
      <text:p text:style-name="P1"><text:soft-page-break/><text:span text:style-name="T1"><text:s/></text:span></text:p>
      <text:p text:style-name="P1"><text:span text:style-name="T1">1 - dispositivo periférico de conexão básica DMA</text:span></text:p>
      <text:p text:style-name="P1"><text:span text:style-name="T1">2 - conexão barramento DMA</text:span></text:p>
      <text:p text:style-name="P1"><text:span text:style-name="T1">3 - conexão DMA</text:span></text:p>
      <text:p text:style-name="P1"><text:span text:style-name="T1">4 - conexão SSD</text:span></text:p>
      <text:p text:style-name="P2"><text:span text:style-name="T1">5 - periférico ou dispositivo periférico</text:span></text:p>
      <text:p text:style-name="P1"><text:span text:style-name="T1"><text:s/></text:span></text:p>
      <text:p text:style-name="P2"><text:span text:style-name="T1">Sua resposta: periférico ou dispositivo periférico</text:span></text:p>
      <text:p text:style-name="P1"><text:span text:style-name="T1">Valor: Resposta Correta</text:span></text:p>
      <text:p text:style-name="P1"><text:span text:style-name="T1">Valor recebido: 10.00</text:span></text:p>
      <text:p text:style-name="P1"><text:span text:style-name="T1"/></text:p>
      <text:p text:style-name="P1"><text:span text:style-name="T1"/></text:p>
      <text:p text:style-name="P1"><text:span text:style-name="T1"><text:s/></text:span></text:p>
      <text:p text:style-name="P1"><text:span text:style-name="T1"><text:s/></text:span></text:p>
      <text:p text:style-name="P2"><text:span text:style-name="T1">Questão4 <text:s/></text:span></text:p>
      <text:p text:style-name="P1"><text:span text:style-name="T1"><text:s/></text:span></text:p>
      <text:p text:style-name="P1"><text:span text:style-name="T1"><text:s text:c="3"/>O disco magnético (HD) é um exemplo de dispositivo que exerce duas funções, são elas:</text:span></text:p>
      <text:p text:style-name="P1"><text:span text:style-name="T1"><text:s/></text:span></text:p>
      <text:p text:style-name="P2"><text:span text:style-name="T1">1 - dispositivo de E/S e memória secundária</text:span></text:p>
      <text:p text:style-name="P1"><text:span text:style-name="T1">2 - dispositivo DMA e memória terciária.</text:span></text:p>
      <text:p text:style-name="P1"><text:span text:style-name="T1">3 - dispositivo MMA e memória secundária.</text:span></text:p>
      <text:p text:style-name="P1"><text:span text:style-name="T1">4 - repositório de programas e memória terciária.</text:span></text:p>
      <text:p text:style-name="P1"><text:span text:style-name="T1">5 - repositório de executáveis e registrador.</text:span></text:p>
      <text:p text:style-name="P1"><text:span text:style-name="T1"><text:s/></text:span></text:p>
      <text:p text:style-name="P2"><text:span text:style-name="T1">Sua resposta: dispositivo de E/S e memória secundária</text:span></text:p>
      <text:p text:style-name="P1"><text:span text:style-name="T1">Valor: Resposta Correta</text:span></text:p>
      <text:p text:style-name="P1"><text:span text:style-name="T1">Valor recebido: 10.00</text:span></text:p>
      <text:p text:style-name="P1"><text:span text:style-name="T1"/></text:p>
      <text:p text:style-name="P1"><text:span text:style-name="T1"/></text:p>
      <text:p text:style-name="P1"><text:span text:style-name="T1"><text:s/></text:span></text:p>
      <text:p text:style-name="P1"><text:span text:style-name="T1"><text:s/></text:span></text:p>
      <text:p text:style-name="P2"><text:span text:style-name="T1">Questão5 <text:s/></text:span></text:p>
      <text:p text:style-name="P1"><text:span text:style-name="T1"><text:s/></text:span></text:p>
      <text:p text:style-name="P1"><text:span text:style-name="T1"><text:s text:c="3"/>A interface com o módulo de entrada e saída é feita de:</text:span></text:p>
      <text:p text:style-name="P1"><text:span text:style-name="T1"><text:s/></text:span></text:p>
      <text:p text:style-name="P2"><text:span text:style-name="T1">1 - dados, estado e sinais de controle.</text:span></text:p>
      <text:p text:style-name="P1"><text:span text:style-name="T1">2 - apenas de dados.</text:span></text:p>
      <text:p text:style-name="P1"><text:span text:style-name="T1">3 - apenas de sinais.</text:span></text:p>
      <text:p text:style-name="P1"><text:span text:style-name="T1">4 - apenas de estado.</text:span></text:p>
      <text:p text:style-name="P1"><text:span text:style-name="T1">5 - apenas de controle.</text:span></text:p>
      <text:p text:style-name="P1"><text:span text:style-name="T1"><text:s/></text:span></text:p>
      <text:p text:style-name="P2"><text:span text:style-name="T1">Sua resposta: dados, estado e sinais de controle.</text:span></text:p>
      <text:p text:style-name="P1"><text:span text:style-name="T1">Valor: Resposta Correta</text:span></text:p>
      <text:p text:style-name="P1"><text:span text:style-name="T1">Valor recebido: 10.00</text:span></text:p>
      <text:p text:style-name="P1"><text:span text:style-name="T1"/></text:p>
      <text:p text:style-name="P1"><text:span text:style-name="T1"/></text:p>
      <text:p text:style-name="P1"><text:span text:style-name="T1"><text:s/></text:span></text:p>
      <text:p text:style-name="P2"><text:span text:style-name="T1"><text:s/></text:span></text:p>
      <text:p text:style-name="P2"><text:span text:style-name="T1">Questão6 <text:s/></text:span></text:p>
      <text:p text:style-name="P1"><text:span text:style-name="T1"><text:s/></text:span></text:p>
      <text:p text:style-name="P1"><text:span text:style-name="T1"><text:s text:c="3"/></text:span></text:p>
      <text:p text:style-name="P1"><text:span text:style-name="T1">Observe a proposição abaixo e complete com a resposta que julgar correta:</text:span></text:p>
      <text:p text:style-name="P1"><text:span text:style-name="T1"><text:tab/></text:span></text:p>
      <text:p text:style-name="P1"><text:span text:style-name="T1">As operações de entrada e saída são efetuadas utilizando-se uma gama de dispositivos externos, que disponibilizam um meio para efetuar a troca de dados entre __________________ e o(a) ____________________.</text:span></text:p>
      <text:p text:style-name="P1"><text:span text:style-name="T1"><text:s/></text:span></text:p>
      <text:p text:style-name="P1"><text:span text:style-name="T1">1 - o processador / memória.</text:span></text:p>
      <text:p text:style-name="P2"><text:span text:style-name="T1">2 - o computador / ambiente externo.</text:span></text:p>
      <text:p text:style-name="P1"><text:soft-page-break/><text:span text:style-name="T1">3 - o computador / processador.</text:span></text:p>
      <text:p text:style-name="P1"><text:span text:style-name="T1">4 - o computador / memória.</text:span></text:p>
      <text:p text:style-name="P1"><text:span text:style-name="T1">5 - o computador / registrador.</text:span></text:p>
      <text:p text:style-name="P1"><text:span text:style-name="T1"><text:s/></text:span></text:p>
      <text:p text:style-name="P2"><text:span text:style-name="T1">Sua resposta: o computador / ambiente externo.</text:span></text:p>
      <text:p text:style-name="P1"><text:span text:style-name="T1">Valor: Resposta Correta</text:span></text:p>
      <text:p text:style-name="P1"><text:span text:style-name="T1">Valor recebido: 10.00</text:span></text:p>
      <text:p text:style-name="P1"><text:span text:style-name="T1"/></text:p>
      <text:p text:style-name="P1"><text:span text:style-name="T1"/></text:p>
      <text:p text:style-name="P1"><text:span text:style-name="T1"><text:s/></text:span></text:p>
      <text:p text:style-name="P1"><text:span text:style-name="T1"><text:s/></text:span></text:p>
      <text:p text:style-name="P3"><text:span text:style-name="T1">Questão7 <text:s/></text:span></text:p>
      <text:p text:style-name="P1"><text:span text:style-name="T1"><text:s/></text:span></text:p>
      <text:p text:style-name="P1"><text:span text:style-name="T1"><text:s text:c="3"/>Assinale a alternativa que identifica um dispositivo de entrada/saída.</text:span></text:p>
      <text:p text:style-name="P1"><text:span text:style-name="T1"><text:s/></text:span></text:p>
      <text:p text:style-name="P3"><text:span text:style-name="T1">1 - Unidade central de processamento.</text:span></text:p>
      <text:p text:style-name="P1"><text:span text:style-name="T1">2 - Memória dinâmica.</text:span></text:p>
      <text:p text:style-name="P1"><text:span text:style-name="T1">3 - Roteador.</text:span></text:p>
      <text:p text:style-name="P1"><text:span text:style-name="T1">4 - Coprocessador matemático.</text:span></text:p>
      <text:p text:style-name="P1"><text:span text:style-name="T1">5 - Teclado.</text:span></text:p>
      <text:p text:style-name="P1"><text:span text:style-name="T1"><text:s/></text:span></text:p>
      <text:p text:style-name="P3"><text:span text:style-name="T1">Sua resposta: Unidade central de processamento.</text:span></text:p>
      <text:p text:style-name="P1"><text:span text:style-name="T1">Valor: Resposta Errada</text:span></text:p>
      <text:p text:style-name="P1"><text:span text:style-name="T1">Valor recebido: 0.00</text:span></text:p>
      <text:p text:style-name="P1"><text:span text:style-name="T1"/></text:p>
      <text:p text:style-name="P1"><text:span text:style-name="T1"/></text:p>
      <text:p text:style-name="P1"><text:span text:style-name="T1"><text:s/></text:span></text:p>
      <text:p text:style-name="P1"><text:span text:style-name="T1"><text:s/></text:span></text:p>
      <text:p text:style-name="P2"><text:span text:style-name="T1">Questão8 <text:s/></text:span></text:p>
      <text:p text:style-name="P2"><text:span text:style-name="T1"><text:s/></text:span></text:p>
      <text:p text:style-name="P1"><text:span text:style-name="T1"><text:s text:c="3"/></text:span></text:p>
      <text:p text:style-name="P1"><text:span text:style-name="T1">Observe a proposição abaixo e complete com a resposta que julgar correta:</text:span></text:p>
      <text:p text:style-name="P1"><text:span text:style-name="T1"/></text:p>
      <text:p text:style-name="P1"><text:span text:style-name="T1">Um _________________é utilizado na conversão de dados codificados como sinais elétricos para alguma outra forma de energia, em uma operação de saída, ou dessa outra forma de energia para sinais elétricos, em uma operação de entrada.</text:span></text:p>
      <text:p text:style-name="P1"><text:span text:style-name="T1"><text:s/></text:span></text:p>
      <text:p text:style-name="P1"><text:span text:style-name="T1">1 - sinal de estado</text:span></text:p>
      <text:p text:style-name="P1"><text:span text:style-name="T1">2 - sinal de interrupção</text:span></text:p>
      <text:p text:style-name="P2"><text:span text:style-name="T1">3 - transdutor</text:span></text:p>
      <text:p text:style-name="P1"><text:span text:style-name="T1">4 - sinal de entrada</text:span></text:p>
      <text:p text:style-name="P1"><text:span text:style-name="T1">5 - sinal de saída</text:span></text:p>
      <text:p text:style-name="P1"><text:span text:style-name="T1"><text:s/></text:span></text:p>
      <text:p text:style-name="P2"><text:span text:style-name="T1">Sua resposta: transdutor</text:span></text:p>
      <text:p text:style-name="P1"><text:span text:style-name="T1">Valor: Resposta Correta</text:span></text:p>
      <text:p text:style-name="P1"><text:span text:style-name="T1">Valor recebido: 10.00</text:span></text:p>
      <text:p text:style-name="P1"><text:span text:style-name="T1"/></text:p>
      <text:p text:style-name="P1"><text:span text:style-name="T1"/></text:p>
      <text:p text:style-name="P1"><text:span text:style-name="T1"><text:s/></text:span></text:p>
      <text:p text:style-name="P1"><text:span text:style-name="T1"><text:s/></text:span></text:p>
      <text:p text:style-name="P1"><text:span text:style-name="T1">Questão9 <text:s/></text:span></text:p>
      <text:p text:style-name="P1"><text:span text:style-name="T1"><text:s/></text:span></text:p>
      <text:p text:style-name="P1"><text:span text:style-name="T1"><text:s text:c="3"/></text:span></text:p>
      <text:p text:style-name="P1"><text:span text:style-name="T1">Observe a proposição abaixo e complete com a resposta que julgar correta:</text:span></text:p>
      <text:p text:style-name="P1"><text:span text:style-name="T1"/></text:p>
      <text:p text:style-name="P1"><text:span text:style-name="T1">Por meio de um(a) ______________________ um dispositivo externo, exemplo uma impressora, é conectado (conforme figura acima). </text:span></text:p>
      <text:p text:style-name="P1"><text:span text:style-name="T1"><text:s/></text:span></text:p>
      <text:p text:style-name="P1"><text:span text:style-name="T1">1 - conexão de um módulo de entrada e saída</text:span></text:p>
      <text:p text:style-name="P1"><text:soft-page-break/><text:span text:style-name="T1">2 - conexão barramento</text:span></text:p>
      <text:p text:style-name="P1"><text:span text:style-name="T1">3 - conexão DMA</text:span></text:p>
      <text:p text:style-name="P1"><text:span text:style-name="T1">4 - conexão MMA</text:span></text:p>
      <text:p text:style-name="P1"><text:span text:style-name="T1">5 - conexão de um módulo barramento IOSx</text:span></text:p>
      <text:p text:style-name="P1"><text:span text:style-name="T1"><text:s/></text:span></text:p>
      <text:p text:style-name="P2"><text:span text:style-name="T1">Sua resposta: conexão de um módulo de entrada e saída</text:span></text:p>
      <text:p text:style-name="P1"><text:span text:style-name="T1">Valor: Resposta Correta</text:span></text:p>
      <text:p text:style-name="P1"><text:span text:style-name="T1">Valor recebido: 10.00</text:span></text:p>
      <text:p text:style-name="P1"><text:span text:style-name="T1"/></text:p>
      <text:p text:style-name="P1"><text:span text:style-name="T1"/></text:p>
      <text:p text:style-name="P1"><text:span text:style-name="T1"><text:s/></text:span></text:p>
      <text:p text:style-name="P1"><text:span text:style-name="T1"><text:s/></text:span></text:p>
      <text:p text:style-name="P2"><text:span text:style-name="T1">Questão10 <text:s/></text:span></text:p>
      <text:p text:style-name="P2"><text:span text:style-name="T1"><text:s/></text:span></text:p>
      <text:p text:style-name="P1"><text:span text:style-name="T1"><text:s text:c="3"/>Podemos dizer que “interface” é:</text:span></text:p>
      <text:p text:style-name="P1"><text:span text:style-name="T1"><text:s/></text:span></text:p>
      <text:p text:style-name="P1"><text:span text:style-name="T1">1 - conexão dos conjuntos de software.</text:span></text:p>
      <text:p text:style-name="P1"><text:span text:style-name="T1">2 - conexão dos conjuntos físicos.</text:span></text:p>
      <text:p text:style-name="P1"><text:span text:style-name="T1">3 - ligação a nível de conexão.</text:span></text:p>
      <text:p text:style-name="P2"><text:span text:style-name="T1">4 - conjunto de meios planejados, sendo físicos ou lógicos com o objetivo de fazer a adaptação entre dois sistemas.</text:span></text:p>
      <text:p text:style-name="P1"><text:span text:style-name="T1">5 - conjunto planejado físico e lógico com o objetivo de adaptar.</text:span></text:p>
      <text:p text:style-name="P1"><text:span text:style-name="T1"><text:s/></text:span></text:p>
      <text:p text:style-name="P2"><text:span text:style-name="T1">Sua resposta: conjunto de meios planejados, sendo físicos ou lógicos com o objetivo de fazer a adaptação entre dois sistemas.</text:span></text:p>
      <text:p text:style-name="P1"><text:span text:style-name="T1">Valor: Resposta Correta</text:span></text:p>
      <text:p text:style-name="P1"><text:span text:style-name="T1">Valor recebido: 10.00</text:span></text:p>
      <text:p text:style-name="P1"><text:span text:style-name="T1"/></text:p>
      <text:p text:style-name="P1"><text:span text:style-name="T1"/></text:p>
      <text:p text:style-name="P1"><text:span text:style-name="T1"><text:s/></text:span></text:p>
      <text:p text:style-name="P1"><text:span text:style-name="T1"><text:s/></text:span></text:p>
      <text:p text:style-name="P1"><text:span text:style-name="T1">Total de itens corretos: 9</text:span></text:p>
      <text:p text:style-name="P1"><text:span text:style-name="T1">Total de itens errados: 1</text:span></text:p>
      <text:p text:style-name="P1"><text:span text:style-name="T1"><text:s/></text:span></text:p>
      <text:p text:style-name="P1"><text:span text:style-name="T1">Nota obtida no teste: 90.00 / 10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7T15:05:42.046812386</meta:creation-date>
    <dc:date>2023-05-07T15:31:54.959090492</dc:date>
    <meta:editing-duration>PT26M13S</meta:editing-duration>
    <meta:editing-cycles>3</meta:editing-cycles>
    <meta:generator>LibreOffice/7.3.7.2$Linux_X86_64 LibreOffice_project/30$Build-2</meta:generator>
    <meta:document-statistic meta:table-count="0" meta:image-count="0" meta:object-count="0" meta:page-count="4" meta:paragraph-count="168" meta:word-count="831" meta:character-count="5130" meta:non-whitespace-character-count="4301"/>
  </office:meta>
</office:document-meta>
</file>